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2.895cm" fo:break-before="auto" style:use-optimal-row-height="true"/>
    </style:style>
    <style:style style:name="ro14" style:family="table-row">
      <style:table-row-properties style:row-height="2.184cm" fo:break-before="auto" style:use-optimal-row-height="true"/>
    </style:style>
    <style:style style:name="ro15" style:family="table-row">
      <style:table-row-properties style:row-height="0.877cm" fo:break-before="auto" style:use-optimal-row-height="true"/>
    </style:style>
    <style:style style:name="ro16" style:family="table-row">
      <style:table-row-properties style:row-height="4.316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1.21cm" fo:break-before="auto" style:use-optimal-row-height="true"/>
    </style:style>
    <style:style style:name="ro19" style:family="table-row">
      <style:table-row-properties style:row-height="3.605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4.29cm" fo:break-before="auto" style:use-optimal-row-height="true"/>
    </style:style>
    <style:style style:name="ro23" style:family="table-row">
      <style:table-row-properties style:row-height="6.107cm" fo:break-before="auto" style:use-optimal-row-height="true"/>
    </style:style>
    <style:style style:name="ro24" style:family="table-row">
      <style:table-row-properties style:row-height="3.08cm" fo:break-before="auto" style:use-optimal-row-height="true"/>
    </style:style>
    <style:style style:name="ro25" style:family="table-row">
      <style:table-row-properties style:row-height="2.947cm" fo:break-before="auto" style:use-optimal-row-height="true"/>
    </style:style>
    <style:style style:name="ro26" style:family="table-row">
      <style:table-row-properties style:row-height="3.526cm" fo:break-before="auto" style:use-optimal-row-height="true"/>
    </style:style>
    <style:style style:name="ro27" style:family="table-row">
      <style:table-row-properties style:row-height="5.027cm" fo:break-before="auto" style:use-optimal-row-height="true"/>
    </style:style>
    <style:style style:name="ro28" style:family="table-row">
      <style:table-row-properties style:row-height="1.579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3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 style:data-style-name="N115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2">
            <text:p>0725 <text:s/>143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2">
            <text:p>0725 <text:s/>143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3">
            <text:p>0725 <text:s/>143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3">
            <text:p>0725 <text:s/>143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3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3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4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4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4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4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4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5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5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5">
            <text:p>0725 <text:s/>14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5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5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5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6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6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6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6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6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6">
            <text:p>0725 <text:s/>14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6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8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9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9">
            <text:p>0725 <text:s/>143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9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9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5.99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">
            <text:p>0725 <text:s/>14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1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1">
            <text:p>0725 <text:s/>14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1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1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1">
            <text:p>0725 <text:s/>14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1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1">
            <text:p>0725 <text:s/>14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2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2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2">
            <text:p>0725 <text:s/>14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2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3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3">
            <text:p>0725 <text:s/>14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3">
            <text:p>0725 <text:s/>14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4">
            <text:p>0725 <text:s/>14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4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4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4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4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5">
            <text:p>0725 <text:s/>14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5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5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5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5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5">
            <text:p>0725 <text:s/>143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6">
            <text:p>0725 <text:s/>143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1">
            <text:p>8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2">
            <text:p>8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3">
            <text:p>8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4">
            <text:p>8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5">
            <text:p>8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6">
            <text:p>8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7">
            <text:p>8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8">
            <text:p>8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9">
            <text:p>8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0">
            <text:p>9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1011"/>
        </table:table-row>
        <table:table-row table:style-name="ro12">
          <table:table-cell office:value-type="string">
            <text:p>*</text:p>
          </table:table-cell>
          <table:table-cell table:formula="of:=MAX([.B3:.B80])+1" office:value-type="float" office:value="80">
            <text:p>80</text:p>
          </table:table-cell>
          <table:table-cell table:style-name="ce7" table:formula="of:=NOW()" office:value-type="date" office:date-value="2021-07-25T14:33:36.07">
            <text:p>0725 <text:s/>143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5T14:33:36.07">
            <text:p>2021/7/25 14:3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5T14:33:36.07">
            <text:p>0725 <text:s/>1433</text:p>
          </table:table-cell>
          <table:table-cell table:style-name="ce7" table:formula="of:=NOW()" office:value-type="date" office:date-value="2021-07-25T14:33:36.07">
            <text:p>0725 <text:s/>143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5T14:33:36.07">
            <text:p>0725 <text:s/>143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2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20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1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5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6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sió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6">
            <text:p>0725 <text:s/>14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6">
            <text:p>0725 <text:s/>143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20" office:value-type="string">
            <text:p>tầng này là rộng. / bức tường đó là cao. / cái xô này là nặ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6">
            <text:p>0725 <text:s/>14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ósm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ثامن من تموز.</text:p>
          </table:table-cell>
          <table:table-cell table:style-name="ce21"/>
          <table:table-cell table:style-name="ce21" office:value-type="string">
            <text:p>it was thursday, the eigh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، هشتم ماه ژوئیه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</text:p>
          </table:table-cell>
          <table:table-cell table:style-name="ce21" office:value-type="string">
            <text:p>fi'l'aamisi</text:p>
          </table:table-cell>
          <table:table-cell table:style-name="ce21" office:value-type="string">
            <text:p>I did not buy, yesterda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 قهوه می نوشم</text:p>
          </table:table-cell>
          <table:table-cell table:style-name="ce21" office:value-type="string">
            <text:p>qafve / miy'nuwsham[drink</text:p>
          </table:table-cell>
          <table:table-cell table:style-name="ce21" office:value-type="string">
            <text:p>I drank coffee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20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1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20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1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7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8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iątek, dziew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8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8">
            <text:p>0725 <text:s/>14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8">
            <text:p>0725 <text:s/>14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ة، التاسع من تموز.</text:p>
          </table:table-cell>
          <table:table-cell table:style-name="ce21"/>
          <table:table-cell table:style-name="ce21" office:value-type="string">
            <text:p>it was friday, the ni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8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، ن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8">
            <text:p>0725 <text:s/>14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م أشتري في الامس. / ذهبت إلى الحديقة فقط.</text:p>
          </table:table-cell>
          <table:table-cell table:style-name="ce21" office:value-type="string">
            <text:p>faqa[just</text:p>
          </table:table-cell>
          <table:table-cell table:style-name="ce21" office:value-type="string">
            <text:p>i only went to the park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8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من دوباره قهوه می نوشم. / من هم چای می نوشم.</text:p>
          </table:table-cell>
          <table:table-cell table:style-name="ce21" office:value-type="string">
            <text:p>ham[also / chaay[tea</text:p>
          </table:table-cell>
          <table:table-cell table:style-name="ce21" office:value-type="string">
            <text:p>yesterday i drank coffee again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9">
            <text:p>0725 <text:s/>143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20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1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1" office:value-type="string">
            <text:p>he says he wants to have a rest. / he says he is not feeling well. / he says he wants to sit down on the floor. / how does he feel?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9">
            <text:p>0725 <text:s/>143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9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19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dziesią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عاشر من تموز.</text:p>
          </table:table-cell>
          <table:table-cell table:style-name="ce21"/>
          <table:table-cell table:style-name="ce21" office:value-type="string">
            <text:p>it was saturday, the 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، دهم ماه ژوئیه بود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أشتريت الفول السوداني أمس. / في المساء.</text:p>
          </table:table-cell>
          <table:table-cell table:style-name="ce22" office:value-type="string">
            <text:p>ashtariytu-l'fuwl[beans-a'suwdaaniya / fi'l'masaaI</text:p>
          </table:table-cell>
          <table:table-cell table:style-name="ce22" office:value-type="string">
            <text:p>I bought peanuts yesterday. in the evening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ديروز، يک مکعب يخ داخل نوشيدنی گذاشتم</text:p>
          </table:table-cell>
          <table:table-cell table:style-name="ce22" office:value-type="string">
            <text:p>mokya'ab[cube / yax[ice? / doxel[inside / nuwshiydnee?[drink / gazaashtam[yesterday</text:p>
          </table:table-cell>
          <table:table-cell table:style-name="ce22" office:value-type="string">
            <text:p>I put an ice cube in the drink yesterda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20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1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20" office:value-type="string">
            <text:p>một hình[cylinder=1 trụ thoát nước. / nước. hình trụ. anh ta đổ[pour nước ra[out.</text:p>
          </table:table-cell>
          <table:table-cell table:style-name="ce21" office:value-type="string" table:number-columns-spanned="2" table:number-rows-spanned="1">
            <text:p>水を出す筒。水。筒。彼は、水を出し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">
            <text:p>0725 <text:s/>143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1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oniedziałek, dwu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1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>
            <text:p>shino : nie mogłem ćwiczyć. kiedy wróciłem do domu, było już po siódmej.</text:p>
          </table:table-cell>
          <table:table-cell table:style-name="ce21" office:value-type="string" table:number-columns-spanned="2" table:number-rows-spanned="1">
            <text:p>when i arrived back at the house, it was already past seven o'clock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1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اثنين، الثاني عشر من تموز.</text:p>
          </table:table-cell>
          <table:table-cell table:style-name="ce21"/>
          <table:table-cell table:style-name="ce21" office:value-type="string">
            <text:p>it was monday, the twelf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1">
            <text:p>0725 <text:s/>14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دوازدهم ماه تير. </text:p>
          </table:table-cell>
          <table:table-cell table:style-name="ce21" office:value-type="string">
            <text:p>davooz'dahom / tiy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یت مكعبات ثلج.</text:p>
          </table:table-cell>
          <table:table-cell table:style-name="ce22" office:value-type="string">
            <text:p>muqaAbaat / thalidhun</text:p>
          </table:table-cell>
          <table:table-cell table:style-name="ce22" office:value-type="string">
            <text:p>I bought ice cube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من يک نوشيدتی داغ درست کردم</text:p>
          </table:table-cell>
          <table:table-cell table:style-name="ce21" office:value-type="string">
            <text:p>nuwshiydnee / dooG[hot / dorost[right / kyardam[have</text:p>
          </table:table-cell>
          <table:table-cell table:style-name="ce21" office:value-type="string">
            <text:p>I made a drink hot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20" office:value-type="string">
            <text:p>tưới nước lên[on các[pillar~1 trụ và xung[around~1 quanh.</text:p>
          </table:table-cell>
          <table:table-cell table:style-name="ce21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20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1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wtorek, trzy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2">
            <text:p>0725 <text:s/>1433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1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3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ثلاثاء، الثالث عشر من تموز.</text:p>
          </table:table-cell>
          <table:table-cell table:style-name="ce21" office:value-type="string">
            <text:p>a'thaalith[third</text:p>
          </table:table-cell>
          <table:table-cell table:style-name="ce21" office:value-type="string">
            <text:p>it was tuesday, the thir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3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سه شنبه بود، سي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3">
            <text:p>0725 <text:s/>1433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شيء. / أشياء / / أشياء كثيرة</text:p>
          </table:table-cell>
          <table:table-cell table:style-name="ce22" office:value-type="string">
            <text:p>shayiU / ashyaaU / ash'yaaU kathiyratu / ishtaraytu / ishtaraytu ashyaaA kathiyratan</text:p>
          </table:table-cell>
          <table:table-cell table:style-name="ce22" office:value-type="string">
            <text:p>thing. / things / many things / I bought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3">
            <text:p>0725 <text:s/>143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آسمان / هوا/ آفتابی / ديروز، آفتابی بود.</text:p>
          </table:table-cell>
          <table:table-cell table:style-name="ce22" office:value-type="string">
            <text:p>oosmaan / havoo / aaftaabiy</text:p>
          </table:table-cell>
          <table:table-cell table:style-name="ce22" office:value-type="string">
            <text:p>sky / weather / <text:s/>sunny / it was sunn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3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20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1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1" office:value-type="string">
            <text:p>休憩。時間。時刻。休憩の時間。あるいは、タバコを吸いますか？そして、水を飲みますか？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3">
            <text:p>0725 <text:s/>1433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20" office:value-type="string">
            <text:p>phá vỡ. / bạn dã nghỉ ngơi? / tôi sẽ nghỉ giải lao. / bạn dã nghỉ ngơi chưa? / bạn dã ăn chưa không?</text:p>
          </table:table-cell>
          <table:table-cell table:style-name="ce21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3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4">
            <text:p>0725 <text:s/>143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>
            <text:p>여기 며칠은, 음료는 냄비으로 따뜻하게하지 않다. / 레인지에서 약간 가열하고 있다.</text:p>
          </table:table-cell>
          <table:table-cell table:style-name="ce21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4">
            <text:p>0725 <text:s/>143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>
            <text:p>음료를 만들 때의 절차. (1) 둥근 냄비를 꺼낸다. (2) 이 냄비에 물을 넣는다.</text:p>
          </table:table-cell>
          <table:table-cell table:style-name="ce21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środa, czter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4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4">
            <text:p>0725 <text:s/>1433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1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4">
            <text:p>0725 <text:s/>1433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1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5">
            <text:p>0725 <text:s/>143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أربعاء، الرابع عشر من تموز.</text:p>
          </table:table-cell>
          <table:table-cell table:style-name="ce22"/>
          <table:table-cell table:style-name="ce22" office:value-type="string">
            <text:p>it was wednesday, the fourteenth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5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چهار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5">
            <text:p>0725 <text:s/>1433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اشتريت الخمور. اشتريت الزنجبيل.</text:p>
          </table:table-cell>
          <table:table-cell table:style-name="ce22" office:value-type="string">
            <text:p>l'xomuwra[liqour / wa'shtaraytu[and-bought / zindhiyla[ginger</text:p>
          </table:table-cell>
          <table:table-cell table:style-name="ce22" office:value-type="string">
            <text:p>I bought liquor. I bought ginger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5">
            <text:p>0725 <text:s/>143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باران / * / هوای بارانی / باران باريد.</text:p>
          </table:table-cell>
          <table:table-cell table:style-name="ce22" office:value-type="string">
            <text:p>havoye[weather <text:s/>/ baaraaniy[rainy / baariy[rained?</text:p>
          </table:table-cell>
          <table:table-cell table:style-name="ce22" office:value-type="string">
            <text:p>rain / rainy / rainy weather / it rained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5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20" office:value-type="string">
            <text:p>đổ[pour đầy[full nước vào[into xô[bucket. / chải. / rửa[wash cốt[bone thép[steel bằng[with bàn[table chải[brush.</text:p>
          </table:table-cell>
          <table:table-cell table:style-name="ce21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5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20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1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5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6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6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czwartek, piąt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6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6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6">
            <text:p>0725 <text:s/>1433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خميس، الخامس عشر من تموز.</text:p>
          </table:table-cell>
          <table:table-cell table:style-name="ce22"/>
          <table:table-cell table:style-name="ce22" office:value-type="string">
            <text:p>it was thursday, the fif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6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پنجشنبه بود، پانزدهم ماه تير.</text:p>
          </table:table-cell>
          <table:table-cell table:style-name="ce22" office:value-type="string">
            <text:p>panz'dahom</text:p>
          </table:table-cell>
          <table:table-cell table:style-name="ce2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7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لاشيء / لم أشتري. / / لم أشتري شيئًا</text:p>
          </table:table-cell>
          <table:table-cell table:style-name="ce21" office:value-type="string">
            <text:p>laa'shayAU / lam ashtariy shiyan[something</text:p>
          </table:table-cell>
          <table:table-cell table:style-name="ce21" office:value-type="string">
            <text:p>nothing / I didn't buy / I bought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7">
            <text:p>0725 <text:s/>1433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ابر / آسمان / ابر در آسمان / ابرها / ابرها بود. / ابر وجود داشت</text:p>
          </table:table-cell>
          <table:table-cell table:style-name="ce21" office:value-type="string">
            <text:p>aabr[cloud / abr'hoe[clouds / wudhuw_d / daasht[have</text:p>
          </table:table-cell>
          <table:table-cell table:style-name="ce21" office:value-type="string">
            <text:p>cloud / sky / cloud in the sky / clouds / there were clouds / there was a clou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7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20" office:value-type="string">
            <text:p>bạn có biết cầu thang[ladder là ở đâu? / cầu thang / cầu thang là ở bên kia. / bên này.</text:p>
          </table:table-cell>
          <table:table-cell table:style-name="ce21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7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20" office:value-type="string">
            <text:p>tôi có một cái mũ. / bạn có một chiếc mũ. / bạn dã mua cái mũ ở nhật bãn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8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8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8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 piątek, szes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جمعه، السادس عشر من تموز.</text:p>
          </table:table-cell>
          <table:table-cell table:style-name="ce21"/>
          <table:table-cell table:style-name="ce21" office:value-type="string">
            <text:p>it was friday, the six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جمعه بود، شانزدهم ماه تير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لم أشتري شيئًا. / ذهبت إلى الحديقة.</text:p>
          </table:table-cell>
          <table:table-cell table:style-name="ce21" office:value-type="string">
            <text:p>lam-ash'tariy / shiy'aan / dzahaptu</text:p>
          </table:table-cell>
          <table:table-cell table:style-name="ce21" office:value-type="string">
            <text:p>I bought nothing / I went to the park / park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خورشيد / ابر، آسمان، و خورشيد / خورشيت در آسمان.</text:p>
          </table:table-cell>
          <table:table-cell table:style-name="ce21" office:value-type="string">
            <text:p>xuwr'shiy_d</text:p>
          </table:table-cell>
          <table:table-cell table:style-name="ce21" office:value-type="string">
            <text:p>sun / cloud, sky, and sun / sun in the sk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29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20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1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">
            <text:p>0725 <text:s/>143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20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1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była sobota, sied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20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يوم السبت، السابع عشر من تموز.</text:p>
          </table:table-cell>
          <table:table-cell table:style-name="ce21"/>
          <table:table-cell table:style-name="ce21" office:value-type="string">
            <text:p>it was saturday, the sevent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شنبه بود، هف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اشتريت؟ / لم أشتري شيئًا <text:s/>/ فقط، ذهبت إلى الحديقة.</text:p>
          </table:table-cell>
          <table:table-cell table:style-name="ce21" office:value-type="string">
            <text:p>maa'dzaa[what / shiy'aan[anything / faqa_d[only</text:p>
          </table:table-cell>
          <table:table-cell table:style-name="ce21" office:value-type="string">
            <text:p>what did I buy?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يروز، دوباره، ابرها در آسمان. / خورشيد نيز هست.</text:p>
          </table:table-cell>
          <table:table-cell table:style-name="ce21" office:value-type="string">
            <text:p>aabrhoe[clouds / niyz[also / haas_t[there-is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20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1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20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1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1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2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3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20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3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niedziele, osiem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3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3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امس، كان ذلك يوم الأحد، الثامن عشر من تموز.</text:p>
          </table:table-cell>
          <table:table-cell table:style-name="ce21"/>
          <table:table-cell table:style-name="ce21" office:value-type="string">
            <text:p>it was sunday, the eigh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يروز، يکشنبه بود، هج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(۱)ديروز هوا : ابرها در آسمان. / خورشيد نيز هست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20" office:value-type="string">
            <text:p>گرم بود. / آن بسيار داغ بود.</text:p>
          </table:table-cell>
          <table:table-cell table:style-name="ce21" office:value-type="string">
            <text:p>aan / kjaarm[hot / bis'yoor[a-lot / dooG[h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20" office:value-type="string">
            <text:p>فصل. / تابستان</text:p>
          </table:table-cell>
          <table:table-cell table:style-name="ce21" office:value-type="string">
            <text:p>faasl[season / taabis'tan[summer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20" office:value-type="string">
            <text:p>hôm nay, trời sẽ mưa. / bạn có ô không? / bạn có kappa không? / kappa của tôi bị rách.</text:p>
          </table:table-cell>
          <table:table-cell table:style-name="ce21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1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20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1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4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6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>
            <text:p>to był poniedziałek, dziewięćnasty lipca.</text:p>
          </table:table-cell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6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6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اثنين، التاسع عشر من تموز.</text:p>
          </table:table-cell>
          <table:table-cell table:style-name="ce21"/>
          <table:table-cell table:style-name="ce21" office:value-type="string">
            <text:p>it was monday, the nineteen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6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دوشنبه بود، نوزدهم ماه تير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6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ماذا أنا اشتريت؟ / لا شيء</text:p>
          </table:table-cell>
          <table:table-cell table:style-name="ce21" office:value-type="string">
            <text:p>la / shay'A[nothing&lt;~1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6">
            <text:p>0725 <text:s/>1433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دوباره، خورشيد در آسمان هست. / ابرها نيز هست. / داغ بود. بسيار داغ. </text:p>
          </table:table-cell>
          <table:table-cell table:style-name="ce21" office:value-type="string">
            <text:p>dooG / bis'yoor[a-lo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7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3">
            <text:p>1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2T10:02:41.28">
            <text:p>0722</text:p>
          </table:table-cell>
          <table:table-cell table:style-name="ce9" office:value-type="string">
            <text:p>v1-41</text:p>
          </table:table-cell>
          <table:table-cell table:style-name="ce20" office:value-type="string">
            <text:p>bạn có tiền? / bạn có tiền bao nhiêu? / tôi đã đánh[dropp~1 rơi chiếc ví[wallet / bạn đã nhặt[pick được[get ví của mình[me chưa?</text:p>
          </table:table-cell>
          <table:table-cell table:style-name="ce21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7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4">
            <text:p>124</text:p>
          </table:table-cell>
          <table:table-cell table:style-name="ce3" table:formula="of:=[.B124]+1" office:value-type="float" office:value="2">
            <text:p>2</text:p>
          </table:table-cell>
          <table:table-cell table:style-name="ce6"/>
          <table:table-cell table:style-name="ce9" office:value-type="string">
            <text:p>v2-45</text:p>
          </table:table-cell>
          <table:table-cell table:style-name="ce20" office:value-type="string">
            <text:p>tôi khát nước / tôi có thể uống nước ở đâu? / có chỗ để uống nước không? / cung[long-bow cấp[provide nước</text:p>
          </table:table-cell>
          <table:table-cell table:style-name="ce21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7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5">
            <text:p>125</text:p>
          </table:table-cell>
          <table:table-cell table:style-name="ce3" table:formula="of:=[.B1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0" office:value-type="string" table:number-columns-spanned="3" table:number-rows-spanned="1">
            <text:p>두 마리. (1) 크로는 계단 옆에. &lt;2&gt; 미케가 자꾸 울리고 있었기 때문에, `뒹굴` 은 하지않고, 크로를 안아하고, 바로 옹벽으로 갔다. (2) 미케는 자꾸 울리고 있눈 뿐있기 때문에, 그녀의 앞다리를 잡고, 지상으로 내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7">
            <text:p>0725 <text:s/>143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126">
            <text:p>126</text:p>
          </table:table-cell>
          <table:table-cell table:style-name="ce3" table:formula="of:=[.B1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0" office:value-type="string" table:number-columns-spanned="3" table:number-rows-spanned="1">
            <text:p>야채 재배 : (1) 7월 19일에 판 씨앗들의 하나. 그 일의 일지에는 `셀러리` 라고 썼다. 달랐다. 셀러리가 아니라, 루콜라. / (2) 어제, 21일. 아침, 일에 갈 전에 봤을 때. &lt;2&gt; 가는, 한 개의 잎 같은 것들이 2 개 3 개, 지상에 나오고있다. (3) 그들의 옆에서는, 가는 바늘 과 같은 물체가 몇개, 한 덩어리 처럼, 성장하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8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27">
            <text:p>127</text:p>
          </table:table-cell>
          <table:table-cell table:style-name="ce3" table:formula="of:=[.B1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0" office:value-type="string" table:number-columns-spanned="3" table:number-rows-spanned="1">
            <text:p>to była środa, dwudziesty pierwsz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8">
            <text:p>128</text:p>
          </table:table-cell>
          <table:table-cell table:style-name="ce3" table:formula="of:=[.B1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0" office:value-type="string" table:number-columns-spanned="3" table:number-rows-spanned="1">
            <text:p>shino : (1) "dai-kan". w przeciwieństwie do ostatniego razu, to dźwięki nie wychodzili łatwo. (2) używając dźiwęków `kan`-u, skomponowałem jedną melodię. &lt;2&gt; zakres dźięków był od `ro`-a do `kan`-u, drugiego i trzeci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29">
            <text:p>129</text:p>
          </table:table-cell>
          <table:table-cell table:style-name="ce3" table:formula="of:=[.B12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0" office:value-type="string" table:number-columns-spanned="3" table:number-rows-spanned="1">
            <text:p>(3) kiedy zaczynam sesję, przygotowuję kartkę bibuły. &lt;2&gt; podczas wydmuchania, od czsu do czasu, wytrzuję zetrzuję[wipe pot wokuł ust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30">
            <text:p>130</text:p>
          </table:table-cell>
          <table:table-cell table:style-name="ce3" table:formula="of:=[.B13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0" office:value-type="string">
            <text:p>كان ذلك يوم الأربعاء، الحادي عشرين من تموز.</text:p>
          </table:table-cell>
          <table:table-cell table:style-name="ce21"/>
          <table:table-cell table:style-name="ce21" office:value-type="string">
            <text:p>it was wednesday, the twenty-first of july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31">
            <text:p>131</text:p>
          </table:table-cell>
          <table:table-cell table:style-name="ce3" table:formula="of:=[.B13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0" office:value-type="string">
            <text:p>چهارشنبه بود، بيست و يکم ماه تير.</text:p>
          </table:table-cell>
          <table:table-cell table:style-name="ce21" office:value-type="string">
            <text:p>yeekoom[first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32">
            <text:p>132</text:p>
          </table:table-cell>
          <table:table-cell table:style-name="ce3" table:formula="of:=[.B132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20" office:value-type="string">
            <text:p>في الامس، أشتري نعناع مدبب.</text:p>
          </table:table-cell>
          <table:table-cell table:style-name="ce21" office:value-type="string">
            <text:p>naA'naaAU / muda'babon[speare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33">
            <text:p>133</text:p>
          </table:table-cell>
          <table:table-cell table:style-name="ce3" table:formula="of:=[.B133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0" office:value-type="string">
            <text:p>هوا بسيار داغ بود. / ابرها در آسمان. / باد در هوا. / خوب بود.</text:p>
          </table:table-cell>
          <table:table-cell table:style-name="ce21" office:value-type="string">
            <text:p>baad[wind / xuub[goo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4">
            <text:p>1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3T09:10:52.4">
            <text:p>0723</text:p>
          </table:table-cell>
          <table:table-cell table:style-name="ce9" office:value-type="string">
            <text:p>v1-75</text:p>
          </table:table-cell>
          <table:table-cell table:style-name="ce20" office:value-type="string">
            <text:p>tôi có một cái mũ / bạn có một chiếc mũ. / bạn đã mua chiếc mũ đó ở Nhật Bản không?</text:p>
          </table:table-cell>
          <table:table-cell table:style-name="ce21" office:value-type="string" table:number-columns-spanned="2" table:number-rows-spanned="1">
            <text:p>I have a hat. / you have a hat / did you buy that hat in japan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35">
            <text:p>135</text:p>
          </table:table-cell>
          <table:table-cell table:style-name="ce3" table:formula="of:=[.B135]+1" office:value-type="float" office:value="2">
            <text:p>2</text:p>
          </table:table-cell>
          <table:table-cell table:style-name="ce6"/>
          <table:table-cell table:style-name="ce9" office:value-type="string">
            <text:p>v2-76</text:p>
          </table:table-cell>
          <table:table-cell table:style-name="ce20" office:value-type="string">
            <text:p>tôi đói / tôi đã không ăn sáng. / tôi muốn ăn. / tôi có một[some~1 số thức ăn.</text:p>
          </table:table-cell>
          <table:table-cell table:style-name="ce21" office:value-type="string" table:number-columns-spanned="2" table:number-rows-spanned="1">
            <text:p>I am hungry / I didn't eat breakfast. / I want to eat. / I have some food.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39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6">
            <text:p>136</text:p>
          </table:table-cell>
          <table:table-cell table:style-name="ce3" table:formula="of:=[.B13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자녀 동반이 있었다. &lt;2&gt; 1명 아동과 아버지 한 사람. &lt;3&gt; 아버지인 것이다. 어머니 역할을 하고있는 동성애 남자있는도 모르지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37">
            <text:p>137</text:p>
          </table:table-cell>
          <table:table-cell table:style-name="ce3" table:formula="of:=[.B137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&lt;4&gt; 두 사람 모두 손전등을 가지고 있었다. &lt;5&gt; 매미를 찾고 있는 것일까. 이 시기는 매미가 땅속에서 나온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38">
            <text:p>138</text:p>
          </table:table-cell>
          <table:table-cell table:style-name="ce3" table:formula="of:=[.B138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czwartek, dwudziesty drug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39">
            <text:p>139</text:p>
          </table:table-cell>
          <table:table-cell table:style-name="ce3" table:formula="of:=[.B139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samo. `kan` i `dai-kan` 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0">
            <text:p>140</text:p>
          </table:table-cell>
          <table:table-cell table:style-name="ce3" table:formula="of:=[.B140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(1) kiedy wydmucham dźwięki `dai-kan`-u, mój mózg staje się uporządkowany[orderly. &lt;2&gt; to jest jak, kiedy zbliżysz[make-near magnes do żelaznego[iron piasku[sand, to piask, to znaczy, każdy ziarnko[grain piasku, się obraca[turn, i układa[arrange się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1">
            <text:p>141</text:p>
          </table:table-cell>
          <table:table-cell table:style-name="ce3" table:formula="of:=[.B14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ذلك يوم الخميس، الثاني وعشرين من تموز.</text:p>
          </table:table-cell>
          <table:table-cell table:style-name="ce21"/>
          <table:table-cell table:style-name="ce21" office:value-type="string">
            <text:p>it was thursday, the twenty-second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42">
            <text:p>142</text:p>
          </table:table-cell>
          <table:table-cell table:style-name="ce3" table:formula="of:=[.B142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دوم ماه تير.</text:p>
          </table:table-cell>
          <table:table-cell table:style-name="ce21" office:value-type="string">
            <text:p>dowoom[second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43">
            <text:p>143</text:p>
          </table:table-cell>
          <table:table-cell table:style-name="ce3" table:formula="of:=[.B143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في الامس، أشتري لا شيء.</text:p>
          </table:table-cell>
          <table:table-cell table:style-name="ce21" office:value-type="string">
            <text:p>sha'yi'a[something</text:p>
          </table:table-cell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">
            <text:p>0725 <text:s/>143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44">
            <text:p>144</text:p>
          </table:table-cell>
          <table:table-cell table:style-name="ce3" table:formula="of:=[.B144]+1" office:value-type="float" office:value="11">
            <text:p>11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أحتاج لشراء / أكياس الشاي. / شاي.</text:p>
          </table:table-cell>
          <table:table-cell table:style-name="ce21" office:value-type="string">
            <text:p>ah^taadh'l'shiyraa'i[i-need-to-buy / aki'yaas[bags / shaayi[tea</text:p>
          </table:table-cell>
          <table:table-cell table:style-name="ce21" office:value-type="string">
            <text:p>I need to buy. tea bags. tea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1">
            <text:p>0725 <text:s/>1433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45">
            <text:p>145</text:p>
          </table:table-cell>
          <table:table-cell table:style-name="ce3" table:formula="of:=[.B145]+1" office:value-type="float" office:value="12">
            <text:p>12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20" office:value-type="string">
            <text:p>دوباره داغ. / باد، بله. / باران، نه. / ابرها، بله. / يک سایه. / سايه ها. / در جاده.</text:p>
          </table:table-cell>
          <table:table-cell table:style-name="ce21" office:value-type="string">
            <text:p>bale[yes / yeek`[one / saaye[shadow / dhaa'de[road</text:p>
          </table:table-cell>
          <table:table-cell table:style-name="ce21" office:value-type="string">
            <text:p>hot again. wind, yes. / rain, no. / clouds, yes. / a shadow. / shadows. / on the road.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1">
            <text:p>0725 <text:s/>143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4T09:50:41.1">
            <text:p>0724</text:p>
          </table:table-cell>
          <table:table-cell table:style-name="ce9" office:value-type="string">
            <text:p>v-1-77</text:p>
          </table:table-cell>
          <table:table-cell table:style-name="ce20" office:value-type="string">
            <text:p>một chiếc mũ lớn. / một chiếc mũ nhỏ / ánh sáng mặt[face trời[sky. / nó đến / ánh sáng mặt trời, nó đến. / nó không đến.</text:p>
          </table:table-cell>
          <table:table-cell table:style-name="ce21" office:value-type="string" table:number-columns-spanned="2" table:number-rows-spanned="1">
            <text:p>a big hat / a small hat / the sun light / it comes / the sun light comes / the sun light doesn't come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1">
            <text:p>0725 <text:s/>1433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47">
            <text:p>147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-2-78</text:p>
          </table:table-cell>
          <table:table-cell table:style-name="ce20" office:value-type="string">
            <text:p>tôi muốn uống / tôi đói / tôi thích thức ăn. / thức ăn / loại[kind thức ăn nào[any. / tôi thích cơm. / bạn thích ăn gì. / món ăn Việt Nam. / mì / bạn thích mì không?</text:p>
          </table:table-cell>
          <table:table-cell table:style-name="ce21" office:value-type="string" table:number-columns-spanned="2" table:number-rows-spanned="1">
            <text:p>I want to drink / I am hungry / I like food / food / what kind of food? / I like rice / what food do you like? / a Vietnamese food / noodle / do you like noodle?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1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8">
            <text:p>148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에 도착한 시간은 늦었다. &lt;2&gt; 대체로 8시 15분 정도. &lt;3&gt; 자전거 점에 가고 있었기 때문. &lt;4&gt; 파고 들어 이야기 하면, 원래 점에 도착한 시간이 이미 늦었다. &lt;5&gt; 왜 늦었냐고 <text:s/>하면, 걷는 데 시간이 걸렸다 때문. &lt;6&gt; 더욱 깊이 파면, 걷고 있는 도중 시간을 확인하지 않았기 때문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2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49">
            <text:p>149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도착이 늦었기 때문에 마사지는 거의 하지않고 옹벽으로 올렸다. &lt;2&gt; 다만, 그들도 빨리 먹고 싶었는지도 모른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2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0">
            <text:p>150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wudziesty trzeci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2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1">
            <text:p>151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. wczoraj, jeszcze raz, nowy sposób wydmuchania. &lt;1&gt; zewnętrznie odsłonięta część wargi dolnej. &lt;2&gt; nie dokręcasz tej części. &lt;3&gt; w zamian, lekko do wewnątrz część za tą przednią częścią. dokręcasz tej części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2">
            <text:p>0725 <text:s/>1433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152">
            <text:p>15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5T09:42:17.49">
            <text:p>0725</text:p>
          </table:table-cell>
          <table:table-cell table:style-name="ce9" office:value-type="string">
            <text:p>v-1-79</text:p>
          </table:table-cell>
          <table:table-cell table:style-name="ce20" office:value-type="string">
            <text:p>cái xô này là nhiều nặng. / cái hộp đó là ánh sáng. / không thể có nó một mình. / xin lỗi, nhưng[but, bạn có thể, cho tôi, bế[carry nó qua đó, được[ok không? / có một bàn chải trong[in xô.</text:p>
          </table:table-cell>
          <table:table-cell table:style-name="ce21" office:value-type="string" table:number-columns-spanned="2" table:number-rows-spanned="1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2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3">
            <text:p>153</text:p>
          </table:table-cell>
          <table:table-cell table:style-name="ce3" table:formula="of:=[.B15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두 마리 모두 내가 안아하고 옹벽으로 돌려 보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2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4">
            <text:p>154</text:p>
          </table:table-cell>
          <table:table-cell table:style-name="ce3" table:formula="of:=[.B15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베란다의 화분 : (1) 옮겨심은 모종. &lt;1&gt; 가장 많이 뿌리를 가지고 간 모종. 그 모종의 끝에 새로운 싹이 나오고있다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3">
            <text:p>0725 <text:s/>14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55">
            <text:p>155</text:p>
          </table:table-cell>
          <table:table-cell table:style-name="ce3" table:formula="of:=[.B155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20" office:value-type="string" table:number-columns-spanned="3" table:number-rows-spanned="1">
            <text:p>(2) 새로 심은 것 : &lt;1&gt; 이십일 무 &lt;2&gt; 갓.</text:p>
            <text:p><text:a xlink:href="https://duckduckgo.com/?t=ffab&amp;q=高菜+韓国語&amp;ia=web">https://duckduckgo.com/?t=ffab&amp;q=高菜+韓国語&amp;ia=web</text:a></text:p>
            <text:p><text:a xlink:href="https://detail.chiebukuro.yahoo.co.jp/qa/question_detail/q12136752757">https://detail.chiebukuro.yahoo.co.jp/qa/question_detail/q12136752757</text:a></text:p>
            <text:p><text:a xlink:href="https://kjjk.weblio.jp/sentence/content/高菜">https://kjjk.weblio.jp/sentence/content/高菜</text:a>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6">
            <text:p>156</text:p>
          </table:table-cell>
          <table:table-cell table:style-name="ce3" table:formula="of:=[.B156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dwudziesty czwarty lipca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57">
            <text:p>157</text:p>
          </table:table-cell>
          <table:table-cell table:style-name="ce3" table:formula="of:=[.B157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kompozycja. napisałem melodię na papierze. / sposób napisania, to użyłem numerów. / numerów dziurów. / jak dla długości każdej nuty, użyłem notacji używanych w muzyce europejskiej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58">
            <text:p>158</text:p>
          </table:table-cell>
          <table:table-cell table:style-name="ce3" table:formula="of:=[.B158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>
            <text:p>это была суббота два'дцать четве'ртого июля.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59">
            <text:p>159</text:p>
          </table:table-cell>
          <table:table-cell table:style-name="ce3" table:formula="of:=[.B159]+1" office:value-type="float" office:value="8">
            <text:p>8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20" office:value-type="string" table:number-columns-spanned="3" table:number-rows-spanned="1">
            <text:p>группа : (1) условие[condition для того, чтобы на'бор был группой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0">
            <text:p>160</text:p>
          </table:table-cell>
          <table:table-cell table:style-name="ce3" table:formula="of:=[.B160]+1" office:value-type="float" office:value="9">
            <text:p>9</text:p>
          </table:table-cell>
          <table:table-cell table:style-name="ce6"/>
          <table:table-cell table:style-name="ce9" office:value-type="string">
            <text:p>r-3</text:p>
          </table:table-cell>
          <table:table-cell table:style-name="ce20" office:value-type="string" table:number-columns-spanned="3" table:number-rows-spanned="1">
            <text:p>(2) один из них : коммута'тивность.</text:p>
          </table:table-cell>
          <table:covered-table-cell table:number-columns-repeated="2"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1">
            <text:p>161</text:p>
          </table:table-cell>
          <table:table-cell table:style-name="ce3" table:formula="of:=[.B161]+1" office:value-type="float" office:value="10">
            <text:p>10</text:p>
          </table:table-cell>
          <table:table-cell table:style-name="ce6"/>
          <table:table-cell table:style-name="ce9" office:value-type="string">
            <text:p>r-4</text:p>
          </table:table-cell>
          <table:table-cell table:style-name="ce20" office:value-type="string" table:number-columns-spanned="2" table:number-rows-spanned="1">
            <text:p>(3) разуме'ется[of-course, группа имеет закон коммутати'вности, это не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62">
            <text:p>162</text:p>
          </table:table-cell>
          <table:table-cell table:style-name="ce3" table:formula="of:=[.B162]+1" office:value-type="float" office:value="11">
            <text:p>11</text:p>
          </table:table-cell>
          <table:table-cell table:style-name="ce6"/>
          <table:table-cell table:style-name="ce9" office:value-type="string">
            <text:p>r-5</text:p>
          </table:table-cell>
          <table:table-cell table:style-name="ce20" office:value-type="string" table:number-columns-spanned="2" table:number-rows-spanned="1">
            <text:p>(4) только, мы определя'ем[define группу как облада'ющую[having этим сво'йством[property.</text:p>
          </table:table-cell>
          <table:covered-table-cell table:style-name="ce21"/>
          <table: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63">
            <text:p>163</text:p>
          </table:table-cell>
          <table:table-cell table:style-name="ce3" office:value-type="float" office:value="1">
            <text:p>1</text:p>
          </table:table-cell>
          <table:table-cell table:style-name="ce19" office:value-type="time" office:time-value="PT1065662H14M48.61S">
            <text:p>14:14</text:p>
          </table:table-cell>
          <table:table-cell table:style-name="ce9" office:value-type="string">
            <text:p>a-1</text:p>
          </table:table-cell>
          <table:table-cell table:style-name="ce20" office:value-type="string">
            <text:p>كان يوم الأحد، الرابع عشرين من تموز.</text:p>
          </table:table-cell>
          <table:table-cell table:style-name="ce21"/>
          <table:table-cell table:style-name="ce21" office:value-type="string">
            <text:p>it was sunday, the twenty-fourth of july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4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4">
            <text:p>164</text:p>
          </table:table-cell>
          <table:table-cell table:style-name="ce3" table:formula="of:=[.B164]+1" office:value-type="float" office:value="2">
            <text:p>2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چهارم ماه بير. </text:p>
          </table:table-cell>
          <table:table-cell table:style-name="ce21" table:number-columns-repeated="2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3.36">
            <text:p>0725 <text:s/>1433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165">
            <text:p>165</text:p>
          </table:table-cell>
          <table:table-cell table:style-name="ce3" table:formula="of:=[.B165]+1" office:value-type="float" office:value="3">
            <text:p>3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أحتاج. / أنا أشتري. / أحتاج لشراء./ شيء ما.</text:p>
          </table:table-cell>
          <table:table-cell table:style-name="ce21" office:value-type="string">
            <text:p>ah^taadh'l'shiyraa'i[i-need-to-buy / sha'yi'On-maa[something / la-sha'yi'a</text:p>
          </table:table-cell>
          <table:table-cell table:style-name="ce21" office:value-type="string">
            <text:p>I need / I buy / I need to buy / something / nothing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3.36">
            <text:p>0725 <text:s/>1433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66">
            <text:p>166</text:p>
          </table:table-cell>
          <table:table-cell table:style-name="ce3" table:formula="of:=[.B166]+1" office:value-type="float" office:value="4">
            <text:p>4</text:p>
          </table:table-cell>
          <table:table-cell table:style-name="ce6"/>
          <table:table-cell table:style-name="ce9" office:value-type="string">
            <text:p>a-3</text:p>
          </table:table-cell>
          <table:table-cell table:style-name="ce20" office:value-type="string">
            <text:p>يوم واحد / نصف يوم / يومان / ساعة / ساعتان</text:p>
          </table:table-cell>
          <table:table-cell table:style-name="ce21" office:value-type="string">
            <text:p>wah^adi / nus^f yaomen / yau'maani[two-days / saaAtan[one-hour / saaAtaani</text:p>
          </table:table-cell>
          <table:table-cell table:style-name="ce21" office:value-type="string">
            <text:p>one day / half day / two days / one hour / two hours</text:p>
          </table:table-cell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3.36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7">
            <text:p>167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3.36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8">
            <text:p>168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5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69">
            <text:p>169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5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0">
            <text:p>170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5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1">
            <text:p>171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5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2">
            <text:p>172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6.45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3">
            <text:p>173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4.05">
            <text:p>0725 <text:s/>14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74">
            <text:p>174</text:p>
          </table:table-cell>
          <table:table-cell table:style-name="ce3"/>
          <table:table-cell table:style-name="ce6"/>
          <table:table-cell table:style-name="ce9"/>
          <table:table-cell table:style-name="ce20"/>
          <table:table-cell table:style-name="ce21" table:number-columns-spanned="2" table:number-rows-spanned="1"/>
          <table:covered-table-cell table:style-name="ce21"/>
          <table:table-cell table:style-name="ce23" table:number-columns-spanned="2" table:number-rows-spanned="1"/>
          <table:covered-table-cell table:style-name="Default"/>
          <table:table-cell table:style-name="ce23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5T14:33:34.05">
            <text:p>0725 <text:s/>1433</text:p>
          </table:table-cell>
          <table:table-cell table:number-columns-repeated="1010"/>
        </table:table-row>
        <table:table-row table:style-name="ro12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5T14:33:34.05">
            <text:p>0725 <text:s/>143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5T14:33:36.45">
            <text:p>0725 <text:s/>1433</text:p>
          </table:table-cell>
          <table:table-cell table:style-name="ce7" table:formula="of:=NOW()" office:value-type="date" office:date-value="2021-07-25T14:33:36.45">
            <text:p>0725 <text:s/>143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5T14:33:36.45">
            <text:p>0725 <text:s/>143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2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5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5">2021/07/25</text:date>, <text:time>14:33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5T14:33:35.44</dc:date>
    <dc:creator>iwabuchi ken</dc:creator>
    <meta:editing-duration>P5DT2H13M56S</meta:editing-duration>
    <meta:editing-cycles>788</meta:editing-cycles>
    <meta:generator>OpenOffice/4.1.3$Win32 OpenOffice.org_project/413m1$Build-9783</meta:generator>
    <meta:document-statistic meta:table-count="2" meta:cell-count="1581" meta:object-count="0"/>
  </office:meta>
</office:document-meta>
</file>